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9d9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9d9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9d9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9d9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9d9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9d9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9d9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9d9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9d9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9d9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9d9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9d9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9d9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9d9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9d9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9d9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9d9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isbet Valentina  Urrieta Garci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9753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berto Carlos  Urrieta Maestr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305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9.3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3" meta:non-whitespace-character-count="1012"/>
    <meta:template xlink:type="simple" xlink:actuate="onRequest" xlink:title="Normal" xlink:href=""/>
  </office:meta>
</office:document-meta>
</file>